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Text_20_body" style:list-style-name="L4">
      <style:paragraph-properties fo:margin-top="0cm" fo:margin-bottom="0cm"/>
    </style:style>
    <style:style style:name="P13" style:family="paragraph" style:parent-style-name="Text_20_body" style:list-style-name="L5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style:style style:name="P15" style:family="paragraph" style:parent-style-name="Text_20_body" style:list-style-name="L9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pring Boot의 정보 처리 과정은 사용자가 요청을 보내고, 서버에서 이 요청을 처리한 후, 다시 응답을 보내기까지의 전 과정을 포함합니다. 이를 쉽게 이해할 수 있도록 단계별로 설명하겠습니다.</text:p>
      <text:h text:style-name="Heading_20_3" text:outline-level="3">1. <text:span text:style-name="Strong_20_Emphasis">클라이언트의 요청</text:span> (HTTP Request)</text:h>
      <text:list xml:id="list5293523149224177733" text:style-name="L1">
        <text:list-item>
          <text:p text:style-name="P10"><text:span text:style-name="Strong_20_Emphasis">시작점</text:span>: 사용자가 웹 브라우저나 모바일 앱에서 특정 URL로 요청을 보냅니다. 예를 들어, "http://myapp.com/edit/5" 같은 URL에 접속합니다.</text:p>
        </text:list-item>
        <text:list-item>
          <text:p text:style-name="P1"><text:span text:style-name="Strong_20_Emphasis">HTTP 메서드</text:span>: 이 요청은 GET, POST, PUT, DELETE 등 HTTP 메서드를 사용해 전송됩니다. 여기서는 주로 GET 요청을 예로 들겠습니다.</text:p>
        </text:list-item>
      </text:list>
      <text:h text:style-name="Heading_20_3" text:outline-level="3">2. <text:span text:style-name="Strong_20_Emphasis">서버의 요청 수신</text:span></text:h>
      <text:list xml:id="list2755950080325438765" text:style-name="L2">
        <text:list-item>
          <text:p text:style-name="P2"><text:span text:style-name="Strong_20_Emphasis">Tomcat</text:span>: Spring Boot 애플리케이션은 내장 웹 서버(기본적으로 Tomcat)를 통해 요청을 수신합니다. Tomcat은 들어오는 요청을 받아 처리할 준비를 합니다.</text:p>
        </text:list-item>
      </text:list>
      <text:h text:style-name="Heading_20_3" text:outline-level="3">3. <text:span text:style-name="Strong_20_Emphasis">디스패처 서블릿</text:span> (DispatcherServlet)</text:h>
      <text:list xml:id="list733682777919682073" text:style-name="L3">
        <text:list-item>
          <text:p text:style-name="P11"><text:span text:style-name="Strong_20_Emphasis">중앙 제어</text:span>: Spring Boot 애플리케이션에서 모든 요청은 <text:span text:style-name="Source_20_Text">DispatcherServlet</text:span>이라는 중앙 서블릿에 의해 처리됩니다. 이 서블릿은 들어오는 요청을 적절한 컨트롤러로 라우팅합니다.</text:p>
        </text:list-item>
        <text:list-item>
          <text:p text:style-name="P3"><text:span text:style-name="Strong_20_Emphasis">핸들러 매핑</text:span>: <text:span text:style-name="Source_20_Text">DispatcherServlet</text:span>은 요청된 URL과 HTTP 메서드를 기반으로 어떤 컨트롤러 메서드가 이 요청을 처리할지 결정합니다. 이 과정을 "핸들러 매핑"이라고 합니다.</text:p>
        </text:list-item>
      </text:list>
      <text:h text:style-name="Heading_20_3" text:outline-level="3">4. <text:span text:style-name="Strong_20_Emphasis">컨트롤러 처리</text:span> (Controller)</text:h>
      <text:list xml:id="list657171450472050453" text:style-name="L4">
        <text:list-item>
          <text:p text:style-name="P12"><text:span text:style-name="Strong_20_Emphasis">비즈니스 로직 실행</text:span>: 매핑된 컨트롤러 메서드가 실행됩니다. 예를 들어, <text:span text:style-name="Source_20_Text">/edit/5</text:span>라는 요청이 들어오면, 해당하는 컨트롤러의 <text:span text:style-name="Source_20_Text">edit(@PathVariable Integer id)</text:span> 메서드가 실행됩니다.</text:p>
        </text:list-item>
        <text:list-item>
          <text:p text:style-name="P4"><text:span text:style-name="Strong_20_Emphasis">데이터 처리</text:span>: 이 메서드는 서비스 계층 또는 데이터베이스로부터 데이터를 조회하거나, 어떤 비즈니스 로직을 수행할 수 있습니다.</text:p>
        </text:list-item>
      </text:list>
      <text:h text:style-name="Heading_20_3" text:outline-level="3">5. <text:span text:style-name="Strong_20_Emphasis">모델과 뷰</text:span> (Model and View)</text:h>
      <text:list xml:id="list1505811816576482469" text:style-name="L5">
        <text:list-item>
          <text:p text:style-name="P13"><text:span text:style-name="Strong_20_Emphasis">모델에 데이터 추가</text:span>: 컨트롤러 메서드는 처리한 데이터를 <text:span text:style-name="Source_20_Text">Model</text:span> 객체에 추가합니다. 이 데이터는 나중에 뷰 템플릿에서 사용됩니다.</text:p>
        </text:list-item>
        <text:list-item>
          <text:p text:style-name="P5"><text:span text:style-name="Strong_20_Emphasis">뷰 이름 반환</text:span>: 컨트롤러는 뷰 이름(예: "edit.html")을 반환합니다. 이는 어떤 HTML 페이지나 템플릿을 렌더링할지 결정합니다.</text:p>
        </text:list-item>
      </text:list>
      <text:h text:style-name="Heading_20_3" text:outline-level="3">6. <text:span text:style-name="Strong_20_Emphasis">뷰 렌더링</text:span> (View Rendering)</text:h>
      <text:list xml:id="list5230398235801434622" text:style-name="L6">
        <text:list-item>
          <text:p text:style-name="P14"><text:span text:style-name="Strong_20_Emphasis">템플릿 엔진</text:span>: Spring Boot는 Thymeleaf, JSP, Freemarker 등 템플릿 엔진을 사용해 뷰를 렌더링합니다. <text:span text:style-name="Source_20_Text">Model</text:span>에 담긴 데이터는 이 템플릿에서 사용되어 최종 HTML 문서를 생성합니다.</text:p>
        </text:list-item>
        <text:list-item>
          <text:p text:style-name="P6"><text:span text:style-name="Strong_20_Emphasis">HTML 생성</text:span>: 뷰 템플릿은 동적으로 생성된 HTML 페이지를 만듭니다. 예를 들어, 사용자 정보가 포함된 HTML을 렌더링할 수 있습니다.</text:p>
        </text:list-item>
      </text:list>
      <text:h text:style-name="Heading_20_3" text:outline-level="3"><text:soft-page-break/>7. <text:span text:style-name="Strong_20_Emphasis">응답 전송</text:span> (HTTP Response)</text:h>
      <text:list xml:id="list2162770692491727441" text:style-name="L7">
        <text:list-item>
          <text:p text:style-name="P7"><text:span text:style-name="Strong_20_Emphasis">클라이언트로 응답</text:span>: 렌더링된 HTML 페이지가 최종적으로 클라이언트(웹 브라우저)에게 전송됩니다. 클라이언트는 이 페이지를 받아 화면에 표시합니다.</text:p>
        </text:list-item>
      </text:list>
      <text:h text:style-name="Heading_20_3" text:outline-level="3">8. <text:span text:style-name="Strong_20_Emphasis">클라이언트에 표시</text:span></text:h>
      <text:list xml:id="list7526748962372700528" text:style-name="L8">
        <text:list-item>
          <text:p text:style-name="P8"><text:span text:style-name="Strong_20_Emphasis">웹 페이지 렌더링</text:span>: 사용자의 웹 브라우저가 응답받은 HTML을 화면에 렌더링하여 사용자가 볼 수 있는 웹 페이지로 보여줍니다.</text:p>
        </text:list-item>
      </text:list>
      <text:h text:style-name="Heading_20_3" text:outline-level="3"><text:span text:style-name="Strong_20_Emphasis">전체 흐름 요약</text:span>:</text:h>
      <text:list xml:id="list8166109939354655966" text:style-name="L9">
        <text:list-item>
          <text:p text:style-name="P15">사용자가 웹 브라우저에서 요청을 보냅니다.</text:p>
        </text:list-item>
        <text:list-item>
          <text:p text:style-name="P15">요청이 Spring Boot 애플리케이션의 Tomcat 서버로 들어옵니다.</text:p>
        </text:list-item>
        <text:list-item>
          <text:p text:style-name="P15"><text:span text:style-name="Source_20_Text">DispatcherServlet</text:span>이 요청을 적절한 컨트롤러 메서드로 라우팅합니다.</text:p>
        </text:list-item>
        <text:list-item>
          <text:p text:style-name="P15">컨트롤러 메서드가 비즈니스 로직을 처리하고, 모델에 데이터를 추가한 후 뷰 이름을 반환합니다.</text:p>
        </text:list-item>
        <text:list-item>
          <text:p text:style-name="P15">템플릿 엔진이 해당 뷰를 렌더링하여 HTML 페이지를 생성합니다.</text:p>
        </text:list-item>
        <text:list-item>
          <text:p text:style-name="P9">이 HTML 페이지가 클라이언트에게 응답으로 전송되고, 사용자의 브라우저에 표시됩니다.</text:p>
        </text:list-item>
      </text:list>
      <text:p text:style-name="Text_20_body">이 과정은 매우 효율적으로 처리되어 사용자가 요청을 보내고 페이지를 받을 때까지의 시간이 최소화됩니다. Spring Boot는 이러한 과정을 자동화하고 간소화하여 개발자가 더 쉽게 웹 애플리케이션을 개발할 수 있도록 도와줍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2T14:40:53.59</meta:creation-date>
    <meta:document-statistic meta:table-count="0" meta:image-count="0" meta:object-count="0" meta:page-count="2" meta:paragraph-count="30" meta:word-count="1160" meta:character-count="1863"/>
    <dc:date>2024-08-22T14:41:25.95</dc:date>
    <meta:editing-duration>PT32S</meta:editing-duration>
    <meta:editing-cycles>1</meta:editing-cycles>
    <meta:generator>OpenOffice/4.1.15$Win32 OpenOffice.org_project/4115m2$Build-9813</meta:generator>
  </office:meta>
</office:document-meta>
</file>